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6900004F1D00003B56EB75CF14.wmf" manifest:media-type=""/>
  <manifest:file-entry manifest:full-path="Pictures/200004D300004F1D00003B56F68E5F8C.wmf" manifest:media-type=""/>
  <manifest:file-entry manifest:full-path="Pictures/200000010000014200000129F2269856.svm" manifest:media-type=""/>
  <manifest:file-entry manifest:full-path="Pictures/200000010000014A0000012DDE6A0133.svm" manifest:media-type=""/>
  <manifest:file-entry manifest:full-path="Pictures/2000000100000259000000D4DE5EB20D.svm" manifest:media-type=""/>
  <manifest:file-entry manifest:full-path="Pictures/2000000100000142000001292CF86113.svm" manifest:media-type=""/>
  <manifest:file-entry manifest:full-path="Pictures/200000010000014A00000129DFA860E7.svm" manifest:media-type=""/>
  <manifest:file-entry manifest:full-path="Pictures/20000001000007BD0000012DBC151BA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8§display§T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8§display§T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8§display§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T_3&gt;T_2&gt;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4" svg:width="4.419cm" svg:height="3.398cm" svg:x="1.195cm" svg:y="0.831cm">
          <draw:image xlink:href="Pictures/200004D300004F1D00003B56F68E5F8C.wmf" xlink:type="simple" xlink:show="embed" xlink:actuate="onLoad">
            <text:p/>
          </draw:image>
        </draw:frame>
        <draw:frame draw:style-name="gr1" draw:text-style-name="P1" draw:layer="Layer4" svg:width="4.133cm" svg:height="3.771cm" svg:x="6.828cm" svg:y="0.605cm">
          <draw:image xlink:href="Pictures/2000006900004F1D00003B56EB75CF14.wmf" xlink:type="simple" xlink:show="embed" xlink:actuate="onLoad">
            <text:p/>
          </draw:image>
        </draw:frame>
        <draw:frame draw:style-name="gr2" draw:text-style-name="P2" draw:layer="Layer4" svg:width="0.937cm" svg:height="0.911cm" svg:x="11.42cm" svg:y="0.39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er4" svg:width="1.2cm" svg:height="0.911cm" svg:x="0.304cm" svg:y="0.39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72cm" svg:height="0.253cm" svg:x="8.678cm" svg:y="4.246cm">
          <draw:image xlink:href="Pictures/2000000100000259000000D4DE5EB20D.svm" xlink:type="simple" xlink:show="embed" xlink:actuate="onLoad">
            <text:p/>
          </draw:image>
        </draw:frame>
        <draw:frame draw:style-name="gr3" draw:text-style-name="P1" draw:layer="layout" svg:width="0.72cm" svg:height="0.253cm" svg:x="3.004cm" svg:y="4.246cm">
          <draw:image xlink:href="Pictures/2000000100000259000000D4DE5EB20D.svm" xlink:type="simple" xlink:show="embed" xlink:actuate="onLoad">
            <text:p/>
          </draw:image>
        </draw:frame>
        <draw:frame draw:style-name="gr4" draw:text-style-name="P1" draw:layer="layout" svg:width="0.385cm" svg:height="0.355cm" svg:x="7.23cm" svg:y="0.3cm">
          <draw:image xlink:href="Pictures/200000010000014200000129F2269856.svm" xlink:type="simple" xlink:show="embed" xlink:actuate="onLoad">
            <text:p/>
          </draw:image>
        </draw:frame>
        <draw:frame draw:style-name="gr4" draw:text-style-name="P1" draw:layer="layout" svg:width="0.385cm" svg:height="0.355cm" svg:x="1.682cm" svg:y="0.489cm">
          <draw:image xlink:href="Pictures/200000010000014200000129F2269856.svm" xlink:type="simple" xlink:show="embed" xlink:actuate="onLoad">
            <text:p/>
          </draw:image>
        </draw:frame>
        <draw:frame draw:style-name="gr5" draw:text-style-name="P1" draw:layer="layout" svg:width="0.263cm" svg:height="0.24cm" svg:x="3.884cm" svg:y="0.659cm">
          <draw:image xlink:href="Pictures/200000010000014A0000012DDE6A0133.svm" xlink:type="simple" xlink:show="embed" xlink:actuate="onLoad">
            <text:p/>
          </draw:image>
        </draw:frame>
        <draw:frame draw:style-name="gr6" draw:text-style-name="P1" draw:layer="layout" svg:width="0.263cm" svg:height="0.237cm" svg:x="4.332cm" svg:y="0.659cm">
          <draw:image xlink:href="Pictures/200000010000014A00000129DFA860E7.svm" xlink:type="simple" xlink:show="embed" xlink:actuate="onLoad">
            <text:p/>
          </draw:image>
        </draw:frame>
        <draw:frame draw:style-name="gr7" draw:text-style-name="P1" draw:layer="layout" svg:width="0.257cm" svg:height="0.237cm" svg:x="4.755cm" svg:y="0.659cm">
          <draw:image xlink:href="Pictures/2000000100000142000001292CF86113.svm" xlink:type="simple" xlink:show="embed" xlink:actuate="onLoad">
            <text:p/>
          </draw:image>
        </draw:frame>
        <draw:frame draw:style-name="gr8" draw:text-style-name="P1" draw:layer="layout" svg:width="1.584cm" svg:height="0.24cm" svg:x="2.278cm" svg:y="1.795cm">
          <draw:image xlink:href="Pictures/20000001000007BD0000012DBC151BA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3T17:01:39</dc:date>
    <dc:creator>kkk </dc:creator>
    <meta:editing-duration>PT18M33S</meta:editing-duration>
    <meta:editing-cycles>4</meta:editing-cycles>
    <meta:generator>LibreOffice/3.3$Linux LibreOffice_project/330m19$Build-401</meta:generator>
    <meta:document-statistic meta:object-count="12"/>
  </office:meta>
</office:document-meta>
</file>